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63cm" draw:stroke-linejoin="miter" draw:fill="solid" draw:fill-color="#0066b3"/>
    </style:style>
    <style:style style:name="gr2" style:family="graphic" style:parent-style-name="Default_5f_1">
      <style:graphic-properties draw:stroke="none" svg:stroke-width="0.263cm" draw:stroke-linejoin="miter" draw:fill="solid" draw:fill-color="#0066b3"/>
    </style:style>
    <style:style style:name="gr3" style:family="graphic" style:parent-style-name="Default_5f_1">
      <style:graphic-properties draw:stroke="none" svg:stroke-width="0.263cm" draw:stroke-linejoin="miter" draw:fill="solid" draw:fill-color="#0066b3" draw:opacity="40%"/>
    </style:style>
    <style:style style:name="gr4" style:family="graphic" style:parent-style-name="Default_5f_1_5f_2">
      <style:graphic-properties draw:stroke="none" svg:stroke-width="0.263cm" draw:stroke-linejoin="miter" draw:fill="solid" draw:fill-color="#0066b3"/>
    </style:style>
    <style:style style:name="gr5" style:family="graphic" style:parent-style-name="Default_5f_1_5f_2">
      <style:graphic-properties draw:stroke="none" svg:stroke-width="0.263cm" draw:stroke-linejoin="miter" draw:fill="solid" draw:fill-color="#0066b3" draw:opacity="40%"/>
    </style:style>
    <style:style style:name="gr6" style:family="graphic" style:parent-style-name="Default_5f_1_5f_2">
      <style:graphic-properties draw:stroke="none" svg:stroke-width="0.263cm" draw:stroke-linejoin="miter" draw:fill="solid" draw:fill-color="#5c2d91"/>
    </style:style>
    <style:style style:name="gr7" style:family="graphic" style:parent-style-name="Default_5f_1_5f_2">
      <style:graphic-properties draw:stroke="none" svg:stroke-width="0.263cm" draw:stroke-linejoin="miter" draw:fill="solid" draw:fill-color="#a3238e"/>
    </style:style>
    <style:style style:name="gr8" style:family="graphic" style:parent-style-name="Default_5f_1_5f_2">
      <style:graphic-properties draw:stroke="none" svg:stroke-width="0.263cm" draw:stroke-linejoin="miter" draw:fill="solid" draw:fill-color="#ed1c24"/>
    </style:style>
    <style:style style:name="gr9" style:family="graphic" style:parent-style-name="Default_5f_1_5f_2">
      <style:graphic-properties draw:stroke="none" svg:stroke-width="0.263cm" draw:stroke-linejoin="miter" draw:fill="solid" draw:fill-color="#f58220"/>
    </style:style>
    <style:style style:name="gr10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loext:graphic-properties draw:fill="solid" draw:fill-color="#0066b3"/>
    </style:style>
    <style:style style:name="P2" style:family="paragraph">
      <loext:graphic-properties draw:fill="solid" draw:fill-color="#0066b3" draw:opacity="40%"/>
    </style:style>
    <style:style style:name="P3" style:family="paragraph">
      <loext:graphic-properties draw:fill="solid" draw:fill-color="#5c2d91"/>
    </style:style>
    <style:style style:name="P4" style:family="paragraph">
      <loext:graphic-properties draw:fill="solid" draw:fill-color="#a3238e"/>
    </style:style>
    <style:style style:name="P5" style:family="paragraph">
      <loext:graphic-properties draw:fill="solid" draw:fill-color="#ed1c24"/>
    </style:style>
    <style:style style:name="P6" style:family="paragraph">
      <loext:graphic-properties draw:fill="solid" draw:fill-color="#f58220"/>
    </style:style>
    <style:style style:name="P7" style:family="paragraph">
      <style:text-properties fo:font-size="100pt" style:font-size-asian="100pt" style:font-size-complex="100pt"/>
    </style:style>
    <style:style style:name="P8" style:family="paragraph">
      <loext:graphic-properties draw:fill="none" draw:fill-color="#ffffff"/>
      <style:text-properties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legation" draw:style-name="dp1" draw:master-page-name="Default">
        <draw:path draw:style-name="gr1" draw:text-style-name="P1" draw:layer="layout" svg:width="1.515cm" svg:height="1.076cm" svg:x="1.905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1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1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2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2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3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0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4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6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5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22.276cm" svg:viewBox="0 0 841 838" svg:d="M228 791c59 30 126 47 195 47 70 0 136-17 195-47 134-70 223-209 223-371 0-231-187-420-421-420-231 0-420 187-420 420 3 159 95 298 228 371z">
          <text:p/>
        </draw:path>
      </draw:page>
      <draw:page draw:name="Group" draw:style-name="dp1" draw:master-page-name="Default">
        <draw:path draw:style-name="gr2" draw:text-style-name="P1" draw:layer="layout" svg:width="1.515cm" svg:height="1.076cm" svg:x="1.905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2.24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4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5.241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7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8.241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0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11.242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2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3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0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4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.906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2.241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4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5.242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7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8.242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0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11.243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.906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2.241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4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5.242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7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8.242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0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11.243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.906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2.241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4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5.242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7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8.242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0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11.243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.906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2.241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4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5.242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7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8.242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10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11.243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.906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.241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.242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7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8.242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0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1.243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.906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.241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.242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7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8.242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0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1.243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3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4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5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5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6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.907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.242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.243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7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8.243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0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1.244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3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4.244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6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17.245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19.91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0.246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2.91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23.247cm" svg:y="22.276cm" svg:viewBox="0 0 841 838" svg:d="M228 791c59 30 126 47 195 47 70 0 136-17 195-47 134-70 223-209 223-371 0-231-187-420-421-420-231 0-420 187-420 420 3 159 95 298 228 371z">
          <text:p/>
        </draw:path>
      </draw:page>
      <draw:page draw:name="page3" draw:style-name="dp1" draw:master-page-name="Default">
        <draw:path draw:style-name="gr4" draw:text-style-name="P1" draw:layer="layout" svg:width="1.515cm" svg:height="1.076cm" svg:x="1.905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2.24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4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5.241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7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8.241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10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11.242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2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3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0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4cm" svg:y="1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1.906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2.241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4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5.242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7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8.242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10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11.243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4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1.906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2.241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4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5.242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7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8.242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10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11.243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7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1.906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2.241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4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5.242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7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8.242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10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11.243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10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1.906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2.241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4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5.242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7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8.242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10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11.243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.906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.241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4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.242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.242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0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1.243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.906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.241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4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.242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.242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0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1.243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3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4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5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5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6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.907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.242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4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.243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.243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0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1.244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3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4.244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6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17.245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19.91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0.246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22.91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23.247cm" svg:y="22.276cm" svg:viewBox="0 0 841 838" svg:d="M228 791c59 30 126 47 195 47 70 0 136-17 195-47 134-70 223-209 223-371 0-231-187-420-421-420-231 0-420 187-420 420 3 159 95 298 228 371z">
          <text:p/>
        </draw:path>
      </draw:page>
      <draw:page draw:name="page4" draw:style-name="dp1" draw:master-page-name="Default">
        <draw:path draw:style-name="gr1" draw:text-style-name="P1" draw:layer="layout" svg:width="1.515cm" svg:height="1.076cm" svg:x="1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1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2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2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3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3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0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4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5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2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3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3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4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4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5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6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6cm" svg:y="1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4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7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10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13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16.277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2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7cm" svg:y="19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.243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4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5.244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7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8.244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0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1.245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3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4.245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6.91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17.246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19.91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0.247cm" svg:y="22.276cm" svg:viewBox="0 0 841 838" svg:d="M228 791c59 30 126 47 195 47 70 0 136-17 195-47 134-70 223-209 223-371 0-231-187-420-421-420-231 0-420 187-420 420 3 159 95 298 228 371z">
          <text:p/>
        </draw:path>
        <draw:path draw:style-name="gr1" draw:text-style-name="P1" draw:layer="layout" svg:width="1.515cm" svg:height="1.076cm" svg:x="22.913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1" draw:text-style-name="P1" draw:layer="layout" svg:width="0.84cm" svg:height="0.837cm" svg:x="23.248cm" svg:y="22.276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29.97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0.311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2.97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3.312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5.97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6.312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8.97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9.313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3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7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4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5cm" svg:y="1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29.97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0.312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2.97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3.313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5.97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6.313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8.97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9.314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4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29.97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0.312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2.97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3.313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5.97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6.313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8.97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9.314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7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29.97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0.312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2.97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3.313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5.97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6.313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8.97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9.314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10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29.97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0.312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2.97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3.313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5.97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6.313cm" svg:y="13.277cm" svg:viewBox="0 0 841 838" svg:d="M228 791c59 30 126 47 195 47 70 0 136-17 195-47 134-70 223-209 223-371 0-231-187-420-421-420-231 0-420 187-420 420 3 159 95 298 228 371z">
          <text:p/>
        </draw:path>
        <draw:path draw:style-name="gr2" draw:text-style-name="P1" draw:layer="layout" svg:width="1.515cm" svg:height="1.076cm" svg:x="38.97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" draw:text-style-name="P1" draw:layer="layout" svg:width="0.84cm" svg:height="0.837cm" svg:x="39.314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9.97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0.312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2.97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3.313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5.97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6.313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8.97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9.314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9.97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0.312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2.97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3.313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5.97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6.313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8.97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9.314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7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4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5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6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6cm" svg:y="1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4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7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10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13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16.277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2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7cm" svg:y="19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29.97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0.313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2.97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3.314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5.97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6.314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38.9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39.315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1.9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2.315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4.98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5.316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47.98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48.317cm" svg:y="22.276cm" svg:viewBox="0 0 841 838" svg:d="M228 791c59 30 126 47 195 47 70 0 136-17 195-47 134-70 223-209 223-371 0-231-187-420-421-420-231 0-420 187-420 420 3 159 95 298 228 371z">
          <text:p/>
        </draw:path>
        <draw:path draw:style-name="gr3" draw:text-style-name="P2" draw:layer="layout" svg:width="1.515cm" svg:height="1.076cm" svg:x="50.983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3" draw:text-style-name="P2" draw:layer="layout" svg:width="0.84cm" svg:height="0.837cm" svg:x="51.318cm" svg:y="22.276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58.906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59.241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61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62.242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64.907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65.242cm" svg:y="1.277cm" svg:viewBox="0 0 841 838" svg:d="M228 791c59 30 126 47 195 47 70 0 136-17 195-47 134-70 223-209 223-371 0-231-187-420-421-420-231 0-420 187-420 420 3 159 95 298 228 371z">
          <text:p/>
        </draw:path>
        <draw:path draw:style-name="gr4" draw:text-style-name="P1" draw:layer="layout" svg:width="1.515cm" svg:height="1.076cm" svg:x="67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4" draw:text-style-name="P1" draw:layer="layout" svg:width="0.84cm" svg:height="0.837cm" svg:x="68.243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8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3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09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4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5cm" svg:y="1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58.907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59.242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61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62.243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64.908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65.243cm" svg:y="4.277cm" svg:viewBox="0 0 841 838" svg:d="M228 791c59 30 126 47 195 47 70 0 136-17 195-47 134-70 223-209 223-371 0-231-187-420-421-420-231 0-420 187-420 420 3 159 95 298 228 371z">
          <text:p/>
        </draw:path>
        <draw:path draw:style-name="gr6" draw:text-style-name="P3" draw:layer="layout" svg:width="1.515cm" svg:height="1.076cm" svg:x="67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6" draw:text-style-name="P3" draw:layer="layout" svg:width="0.84cm" svg:height="0.837cm" svg:x="68.244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4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58.907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59.242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61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62.243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64.908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65.243cm" svg:y="7.277cm" svg:viewBox="0 0 841 838" svg:d="M228 791c59 30 126 47 195 47 70 0 136-17 195-47 134-70 223-209 223-371 0-231-187-420-421-420-231 0-420 187-420 420 3 159 95 298 228 371z">
          <text:p/>
        </draw:path>
        <draw:path draw:style-name="gr7" draw:text-style-name="P4" draw:layer="layout" svg:width="1.515cm" svg:height="1.076cm" svg:x="67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7" draw:text-style-name="P4" draw:layer="layout" svg:width="0.84cm" svg:height="0.837cm" svg:x="68.244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7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58.907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59.242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61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62.243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64.908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65.243cm" svg:y="10.277cm" svg:viewBox="0 0 841 838" svg:d="M228 791c59 30 126 47 195 47 70 0 136-17 195-47 134-70 223-209 223-371 0-231-187-420-421-420-231 0-420 187-420 420 3 159 95 298 228 371z">
          <text:p/>
        </draw:path>
        <draw:path draw:style-name="gr8" draw:text-style-name="P5" draw:layer="layout" svg:width="1.515cm" svg:height="1.076cm" svg:x="67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8" draw:text-style-name="P5" draw:layer="layout" svg:width="0.84cm" svg:height="0.837cm" svg:x="68.244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10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58.907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59.242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61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62.243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64.908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65.243cm" svg:y="13.277cm" svg:viewBox="0 0 841 838" svg:d="M228 791c59 30 126 47 195 47 70 0 136-17 195-47 134-70 223-209 223-371 0-231-187-420-421-420-231 0-420 187-420 420 3 159 95 298 228 371z">
          <text:p/>
        </draw:path>
        <draw:path draw:style-name="gr9" draw:text-style-name="P6" draw:layer="layout" svg:width="1.515cm" svg:height="1.076cm" svg:x="67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9" draw:text-style-name="P6" draw:layer="layout" svg:width="0.84cm" svg:height="0.837cm" svg:x="68.244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58.907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9.242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1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2.243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4.908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5.243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7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8.244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58.907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9.242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1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2.243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4.908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5.243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7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8.244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09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4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5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1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6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1cm" svg:y="2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6cm" svg:y="1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5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4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8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7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11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10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14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13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17.09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16.277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2cm" svg:y="20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7cm" svg:y="19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58.908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59.243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1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2.244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4.909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5.244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67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68.245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0.9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1.245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3.911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4.246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6.912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77.247cm" svg:y="22.276cm" svg:viewBox="0 0 841 838" svg:d="M228 791c59 30 126 47 195 47 70 0 136-17 195-47 134-70 223-209 223-371 0-231-187-420-421-420-231 0-420 187-420 420 3 159 95 298 228 371z">
          <text:p/>
        </draw:path>
        <draw:path draw:style-name="gr5" draw:text-style-name="P2" draw:layer="layout" svg:width="1.515cm" svg:height="1.076cm" svg:x="79.913cm" svg:y="23.09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5" draw:text-style-name="P2" draw:layer="layout" svg:width="0.84cm" svg:height="0.837cm" svg:x="80.248cm" svg:y="22.276cm" svg:viewBox="0 0 841 838" svg:d="M228 791c59 30 126 47 195 47 70 0 136-17 195-47 134-70 223-209 223-371 0-231-187-420-421-420-231 0-420 187-420 420 3 159 95 298 228 371z">
          <text:p/>
        </draw:path>
        <draw:frame draw:style-name="gr10" draw:text-style-name="P8" draw:layer="layout" svg:width="18.923cm" svg:height="3.557cm" svg:x="3.667cm" svg:y="27.035cm">
          <draw:text-box>
            <text:p text:style-name="P7"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31T14:14:37.814082827</dc:date>
    <dc:creator>Alex </dc:creator>
    <meta:editing-duration>PT57M17S</meta:editing-duration>
    <meta:editing-cycles>1</meta:editing-cycles>
    <meta:document-statistic meta:object-count="769"/>
    <meta:generator>LibreOffice/6.0.3.2$Linux_X86_64 LibreOffice_project/00m0$Build-2</meta:generator>
  </office:meta>
</office:document-meta>
</file>